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3" svg:font-family="'Courier 10 Pitch'" style:font-adornments="Bold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ff" draw:textarea-horizontal-align="justify" draw:textarea-vertical-align="middle" draw:auto-grow-height="false" fo:min-height="6.55cm" fo:min-width="8.8cm"/>
    </style:style>
    <style:style style:name="gr2" style:family="graphic" style:parent-style-name="standard">
      <style:graphic-properties draw:fill-color="#ff99ff" draw:textarea-horizontal-align="justify" draw:textarea-vertical-align="middle" draw:auto-grow-height="false" fo:min-height="3.75cm" fo:min-width="17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13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1.272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478cm" fo:min-width="5.1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6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fill="solid" draw:fill-color="#ffccff" draw:textarea-horizontal-align="justify" draw:textarea-vertical-align="middle" draw:auto-grow-height="false" fo:min-height="1.05cm" fo:min-width="17.5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0.75cm" fo:min-width="5.6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00cc00" draw:textarea-horizontal-align="justify" draw:textarea-vertical-align="middle" draw:auto-grow-height="false" fo:min-height="6.55cm" fo:min-width="5.6cm"/>
    </style:style>
    <style:style style:name="gr13" style:family="graphic" style:parent-style-name="standard">
      <style:graphic-properties draw:fill="solid" draw:fill-color="#ff3333" draw:textarea-horizontal-align="justify" draw:textarea-vertical-align="middle" draw:auto-grow-height="false" fo:min-height="0.75cm" fo:min-width="5.6cm"/>
    </style:style>
    <style:style style:name="gr14" style:family="graphic" style:parent-style-name="standard">
      <style:graphic-properties draw:stroke="none" svg:stroke-color="#000000" draw:fill="none" draw:fill-color="#ffffff" fo:min-height="0.319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8.8cm"/>
    </style:style>
    <style:style style:name="P1" style:family="paragraph">
      <loext:graphic-properties draw:fill="solid" draw:fill-color="#0000ff"/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Courier 10 Pitch2" fo:font-size="6pt" style:font-size-asian="18pt" style:font-size-complex="18pt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ccff"/>
      <style:paragraph-properties fo:text-align="center"/>
    </style:style>
    <style:style style:name="P10" style:family="paragraph">
      <loext:graphic-properties draw:fill-color="#00ccff"/>
      <style:paragraph-properties fo:text-align="center"/>
    </style:style>
    <style:style style:name="P11" style:family="paragraph">
      <style:text-properties fo:font-size="8pt" style:font-size-asian="18pt" style:font-size-complex="18pt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none" draw:fill-color="#ffffff"/>
      <style:text-properties style:font-name="Courier 10 Pitch2" fo:font-size="10pt" style:font-size-asian="18pt" style:font-size-complex="18pt"/>
    </style:style>
    <style:style style:name="P14" style:family="paragraph">
      <loext:graphic-properties draw:fill="solid" draw:fill-color="#00cc00"/>
      <style:paragraph-properties fo:text-align="center"/>
    </style:style>
    <style:style style:name="P15" style:family="paragraph">
      <style:text-properties fo:color="#ffffff" fo:font-size="9pt"/>
    </style:style>
    <style:style style:name="P16" style:family="paragraph">
      <loext:graphic-properties draw:fill="none" draw:fill-color="#ffffff"/>
      <style:text-properties fo:color="#ffffff" style:font-name="Courier 10 Pitch2" fo:font-size="9pt" style:font-size-asian="18pt" style:font-size-complex="18pt"/>
    </style:style>
    <style:style style:name="P17" style:family="paragraph">
      <loext:graphic-properties draw:fill="solid" draw:fill-color="#ff3333"/>
      <style:paragraph-properties fo:text-align="center"/>
    </style:style>
    <style:style style:name="P18" style:family="paragraph">
      <style:text-properties fo:color="#ffffff" fo:font-size="8pt" style:font-size-asian="18pt" style:font-size-complex="18pt"/>
    </style:style>
    <style:style style:name="P19" style:family="paragraph">
      <loext:graphic-properties draw:fill="none" draw:fill-color="#ffffff"/>
      <style:text-properties fo:color="#ffffff" fo:font-size="8pt" style:font-size-asian="18pt" style:font-size-complex="18pt"/>
    </style:style>
    <style:style style:name="P20" style:family="paragraph">
      <style:paragraph-properties fo:text-align="center"/>
    </style:style>
    <style:style style:name="P21" style:family="paragraph">
      <style:text-properties fo:font-size="12pt" style:font-size-asian="18pt" style:font-size-complex="18pt"/>
    </style:style>
    <style:style style:name="P22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style:font-name="Courier 10 Pitch2" fo:font-size="18pt" style:font-size-asian="18pt" style:font-size-complex="18pt"/>
    </style:style>
    <style:style style:name="T2" style:family="text">
      <style:text-properties style:font-name="Courier 10 Pitch2" fo:font-size="6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style:font-name="Courier 10 Pitch2" fo:font-size="10pt" style:font-size-asian="18pt" style:font-size-complex="18pt"/>
    </style:style>
    <style:style style:name="T6" style:family="text">
      <style:text-properties fo:color="#ffffff" style:font-name="Courier 10 Pitch2" fo:font-size="9pt" style:font-size-asian="18pt" style:font-size-complex="18pt"/>
    </style:style>
    <style:style style:name="T7" style:family="text">
      <style:text-properties fo:color="#ffffff" fo:font-size="8pt" style:font-size-asian="18pt" style:font-size-complex="18pt"/>
    </style:style>
    <style:style style:name="T8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cm" svg:height="6.8cm" svg:x="2.5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cm" svg:height="4cm" svg:x="2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6.885cm" svg:height="0.988cm" svg:x="2.6cm" svg:y="3.9cm">
          <draw:text-box>
            <text:p><text:span text:style-name="T1">.../system/dev/ethernet/ethernet/ethernet.c</text:span></text:p>
          </draw:text-box>
        </draw:frame>
        <draw:frame draw:style-name="gr4" draw:text-style-name="P4" draw:layer="layout" svg:width="2.026cm" svg:height="0.497cm" svg:x="18cm" svg:y="14.8cm">
          <draw:text-box>
            <text:p><text:span text:style-name="T2">ethernet-000</text:span></text:p>
          </draw:text-box>
        </draw:frame>
        <draw:custom-shape draw:style-name="gr5" draw:text-style-name="P5" draw:layer="layout" svg:width="10.1cm" svg:height="1.3cm" svg:x="6cm" svg:y="1.7cm">
          <text:p/>
          <draw:enhanced-geometry svg:viewBox="0 0 21600 21600" draw:glue-points="?f6 10800 10800 21600 ?f5 10800 10800 0" draw:text-areas="?f3 ?f3 ?f4 ?f4" draw:mirror-vertical="true" draw:type="trapezoid" draw:modifiers="2300.92070092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7" draw:layer="layout" svg:width="7.068cm" svg:height="1.018cm" svg:x="7.5cm" svg:y="2cm">
          <draw:text-box>
            <text:p text:style-name="P6"><text:span text:style-name="T3">ZX_PROTOCOL_ETHERNET</text:span></text:p>
          </draw:text-box>
        </draw:frame>
        <draw:frame draw:style-name="gr7" draw:text-style-name="P8" draw:layer="layout" svg:width="1.8cm" svg:height="0.962cm" svg:x="12.1cm" svg:y="7.8cm">
          <draw:text-box>
            <text:p>. . .</text:p>
          </draw:text-box>
        </draw:frame>
        <draw:custom-shape draw:style-name="gr8" draw:text-style-name="P9" draw:layer="layout" svg:width="18cm" svg:height="1.3cm" svg:x="2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1cm" svg:height="1cm" svg:x="13.5cm" svg:y="7cm">
          <text:p/>
          <draw:enhanced-geometry svg:viewBox="0 0 21600 21600" draw:glue-points="?f6 10800 10800 21600 ?f5 10800 10800 0" draw:text-areas="?f3 ?f3 ?f4 ?f4" draw:mirror-vertical="true" draw:type="trapezoid" draw:modifiers="3649.79170138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12" draw:layer="layout" svg:width="5.2cm" svg:height="0.569cm" svg:x="14cm" svg:y="7.4cm">
          <draw:text-box>
            <text:p text:style-name="P11"><text:span text:style-name="T4">ZX_PROTOCOL_ETHERNET_IMPL</text:span></text:p>
          </draw:text-box>
        </draw:frame>
        <draw:frame draw:style-name="gr11" draw:text-style-name="P13" draw:layer="layout" svg:width="12.567cm" svg:height="0.662cm" svg:x="5.3cm" svg:y="6.3cm">
          <draw:text-box>
            <text:p><text:span text:style-name="T5">BI_MATCH_IF(EQ, BIND_PROTOCOL, ZX_PROTOCOL_ETHERNET_IMPL)</text:span></text:p>
          </draw:text-box>
        </draw:frame>
        <draw:custom-shape draw:style-name="gr9" draw:text-style-name="P10" draw:layer="layout" svg:width="6.1cm" svg:height="1cm" svg:x="4.101cm" svg:y="7cm">
          <text:p/>
          <draw:enhanced-geometry svg:viewBox="0 0 21600 21600" draw:glue-points="?f6 10800 10800 21600 ?f5 10800 10800 0" draw:text-areas="?f3 ?f3 ?f4 ?f4" draw:mirror-vertical="true" draw:type="trapezoid" draw:modifiers="3649.79170138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12" draw:layer="layout" svg:width="5.2cm" svg:height="0.569cm" svg:x="4.601cm" svg:y="7.4cm">
          <draw:text-box>
            <text:p text:style-name="P11"><text:span text:style-name="T4">ZX_PROTOCOL_ETHERNET_IMPL</text:span></text:p>
          </draw:text-box>
        </draw:frame>
        <draw:custom-shape draw:style-name="gr12" draw:text-style-name="P14" draw:layer="layout" svg:width="6.1cm" svg:height="6.8cm" svg:x="13.5cm" svg:y="8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9.456cm" svg:height="4.354cm" svg:x="2.301cm" svg:y="9.7cm">
          <draw:text-box>
            <text:p text:style-name="P15"><text:span text:style-name="T6">BI_ABORT_IF(NE, BIND_PROTOCOL, ZX_PROTOCOL_PCI)</text:span></text:p>
            <text:p text:style-name="P15"><text:span text:style-name="T6">BI_ABORT_IF(NE, BIND_PCI_VID, 0x8086),</text:span></text:p>
            <text:p text:style-name="P15"><text:span text:style-name="T6">BI_MATCH_IF(EQ, BIND_PCI_DID, 0x100E),</text:span></text:p>
            <text:p text:style-name="P15"><text:span text:style-name="T6">BI_MATCH_IF(EQ, BIND_PCI_DID, 0x15A3),</text:span></text:p>
            <text:p text:style-name="P15"><text:span text:style-name="T6">BI_MATCH_IF(EQ, BIND_PCI_DID, 0x1570),</text:span></text:p>
            <text:p text:style-name="P15"><text:span text:style-name="T6">BI_MATCH_IF(EQ, BIND_PCI_DID, 0x1533),</text:span></text:p>
            <text:p text:style-name="P15"><text:span text:style-name="T6">BI_MATCH_IF(EQ, BIND_PCI_DID, 0x1539),</text:span></text:p>
            <text:p text:style-name="P15"><text:span text:style-name="T6">BI_MATCH_IF(EQ, BIND_PCI_DID, 0x156f),</text:span></text:p>
            <text:p text:style-name="P15"><text:span text:style-name="T6">BI_MATCH_IF(EQ, BIND_PCI_DID, 0x15b7),</text:span></text:p>
            <text:p text:style-name="P15"><text:span text:style-name="T6">BI_MATCH_IF(EQ, BIND_PCI_DID, 0x15b8),</text:span></text:p>
            <text:p text:style-name="P15"><text:span text:style-name="T6">BI_MATCH_IF(EQ, BIND_PCI_DID, 0x15d8),</text:span></text:p>
          </draw:text-box>
        </draw:frame>
        <draw:custom-shape draw:style-name="gr13" draw:text-style-name="P17" draw:layer="layout" svg:width="6.1cm" svg:height="1cm" svg:x="4.101cm" svg:y="14.3cm">
          <text:p/>
          <draw:enhanced-geometry svg:viewBox="0 0 21600 21600" draw:glue-points="?f6 10800 10800 21600 ?f5 10800 10800 0" draw:text-areas="?f3 ?f3 ?f4 ?f4" draw:mirror-vertical="true" draw:type="trapezoid" draw:modifiers="3649.79170138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19" draw:layer="layout" svg:width="3.299cm" svg:height="0.569cm" svg:x="5.601cm" svg:y="14.5cm">
          <draw:text-box>
            <text:p text:style-name="P18"><text:span text:style-name="T7">ZX_PROTOCOL_PCI</text:span></text:p>
          </draw:text-box>
        </draw:frame>
        <draw:custom-shape draw:style-name="gr15" draw:text-style-name="P20" draw:layer="layout" svg:width="9.3cm" svg:height="1.6cm" svg:x="2.5cm" svg:y="8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9.413cm" svg:height="0.725cm" svg:x="2.4cm" svg:y="8.5cm">
          <draw:text-box>
            <text:p text:style-name="P21"><text:span text:style-name="T8">.../system/dev/ethernet/intel-ethernet/ethernet.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3" svg:font-family="'Courier 10 Pitch'" style:font-adornments="Bold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0:48:33.208939858</meta:creation-date>
    <dc:date>2018-09-04T11:30:53.558770739</dc:date>
    <meta:editing-duration>PT5H14M5S</meta:editing-duration>
    <meta:editing-cycles>30</meta:editing-cycles>
    <meta:generator>LibreOffice/5.1.6.2$Linux_X86_64 LibreOffice_project/10m0$Build-2</meta:generator>
    <meta:document-statistic meta:object-count="19"/>
  </office:meta>
</office:document-meta>
</file>